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0pt" fo:font-weight="bold" officeooo:rsid="002150a9" officeooo:paragraph-rsid="002150a9" style:font-size-asian="35pt" style:font-weight-asian="bold" style:font-size-complex="40pt" style:font-weight-complex="bold"/>
    </style:style>
    <style:style style:name="P2" style:family="paragraph" style:parent-style-name="Standard">
      <style:text-properties fo:font-size="28pt" fo:font-weight="bold" officeooo:rsid="001f7ae0" officeooo:paragraph-rsid="001f7ae0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28pt" fo:font-weight="bold" officeooo:rsid="002150a9" officeooo:paragraph-rsid="002150a9" style:font-size-asian="28pt" style:font-weight-asian="bold" style:font-size-complex="28pt" style:font-weight-complex="bold"/>
    </style:style>
    <style:style style:name="P4" style:family="paragraph" style:parent-style-name="Standard">
      <style:text-properties fo:font-size="28pt" officeooo:paragraph-rsid="00230930" style:font-size-asian="28pt" style:font-size-complex="28pt"/>
    </style:style>
    <style:style style:name="P5" style:family="paragraph" style:parent-style-name="Standard">
      <style:text-properties fo:font-size="28pt" officeooo:rsid="00235377" officeooo:paragraph-rsid="00235377" style:font-size-asian="28pt" style:font-size-complex="28pt"/>
    </style:style>
    <style:style style:name="P6" style:family="paragraph" style:parent-style-name="Standard">
      <style:text-properties fo:font-size="28pt" officeooo:paragraph-rsid="00235377" style:font-size-asian="28pt" style:font-size-complex="28pt"/>
    </style:style>
    <style:style style:name="P7" style:family="paragraph" style:parent-style-name="Standard">
      <style:text-properties fo:font-size="28pt" fo:font-weight="normal" officeooo:rsid="001f7ae0" officeooo:paragraph-rsid="001f7ae0" style:font-size-asian="28pt" style:font-weight-asian="normal" style:font-size-complex="28pt" style:font-weight-complex="normal"/>
    </style:style>
    <style:style style:name="P8" style:family="paragraph" style:parent-style-name="Standard">
      <style:text-properties fo:font-size="28pt" fo:font-weight="normal" officeooo:rsid="002150a9" officeooo:paragraph-rsid="002150a9" style:font-size-asian="28pt" style:font-weight-asian="normal" style:font-size-complex="28pt" style:font-weight-complex="normal"/>
    </style:style>
    <style:style style:name="P9" style:family="paragraph" style:parent-style-name="Standard">
      <style:text-properties fo:font-size="28pt" fo:font-weight="normal" officeooo:rsid="002150a9" officeooo:paragraph-rsid="00230930" style:font-size-asian="28pt" style:font-weight-asian="normal" style:font-size-complex="28pt" style:font-weight-complex="normal"/>
    </style:style>
    <style:style style:name="P10" style:family="paragraph" style:parent-style-name="Standard">
      <style:text-properties fo:font-size="28pt" fo:font-weight="normal" officeooo:rsid="00230930" officeooo:paragraph-rsid="00230930" style:font-size-asian="28pt" style:font-weight-asian="normal" style:font-size-complex="28pt" style:font-weight-complex="normal"/>
    </style:style>
    <style:style style:name="T1" style:family="text">
      <style:text-properties officeooo:rsid="00230930"/>
    </style:style>
    <style:style style:name="T2" style:family="text">
      <style:text-properties fo:font-weight="normal" officeooo:rsid="00230930" style:font-weight-asian="normal" style:font-weight-complex="normal"/>
    </style:style>
    <style:style style:name="T3" style:family="text">
      <style:text-properties officeooo:rsid="00235377"/>
    </style:style>
    <style:style style:name="T4" style:family="text">
      <style:text-properties officeooo:rsid="002513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-1 =&gt;</text:p>
      <text:p text:style-name="P7"/>
      <text:p text:style-name="P7">1. Mkdir ./project</text:p>
      <text:p text:style-name="P7">2. cd ./project</text:p>
      <text:p text:style-name="P7">3. mkdir ./css</text:p>
      <text:p text:style-name="P7">4. cd ./css</text:p>
      <text:p text:style-name="P7">5. touch style.css</text:p>
      <text:p text:style-name="P7">6. cd ..</text:p>
      <text:p text:style-name="P7">7. mkdir ./js</text:p>
      <text:p text:style-name="P7">8. cd ./js</text:p>
      <text:p text:style-name="P7">9. touch main.js</text:p>
      <text:p text:style-name="P7">10. touch scripts.js</text:p>
      <text:p text:style-name="P7">11. cd ..</text:p>
      <text:p text:style-name="P7">12. touch index.html</text:p>
      <text:p text:style-name="P7"/>
      <text:p text:style-name="P2">2-2 =&gt;</text:p>
      <text:p text:style-name="P7"/>
      <text:p text:style-name="P7">cd ./project</text:p>
      <text:p text:style-name="P7">rm -r ./css</text:p>
      <text:p text:style-name="P7">rm index.html</text:p>
      <text:p text:style-name="P7"/>
      <text:p text:style-name="P3"><text:soft-page-break/>2-3 =&gt;</text:p>
      <text:p text:style-name="P8"/>
      <text:p text:style-name="P8"><text:span text:style-name="T4">sudo </text:span>snap install --classic code</text:p>
      <text:p text:style-name="P8"/>
      <text:p text:style-name="P3">2-4 =&gt;</text:p>
      <text:p text:style-name="P8"/>
      <text:p text:style-name="P4"><text:span text:style-name="T2">1. </text:span>wget -q -O - https://dl.google.com/linux/linux_signing_key.pub | sudo apt-key add -</text:p>
      <text:p text:style-name="P6"><text:span text:style-name="T3">2. </text:span>sudo sh -c 'echo "deb [arch=amd64] http://dl.google.com/linux/chrome/deb/ stable main"<text:line-break/>&gt;&gt; /etc/apt/sources.list.d/google.list'</text:p>
      <text:p text:style-name="P5">3. sudo apt update</text:p>
      <text:p text:style-name="P5">4. sudo apt install google-chrome-stable</text:p>
      <text:p text:style-name="P10"/>
      <text:p text:style-name="P3">2-5 =&gt;</text:p>
      <text:p text:style-name="P8"/>
      <text:p text:style-name="P9"><text:span text:style-name="T1">1.</text:span> sudo apt search linux-headers-$(uname -r)</text:p>
      <text:p text:style-name="P10"><text:soft-page-break/>2. sudo apt-get install linux-headers-(your compatible version – for me : 5.19.0)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1:50:15.437419453</meta:creation-date>
    <dc:date>2023-02-17T19:16:12.812270496</dc:date>
    <meta:editing-duration>PT23M9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3" meta:paragraph-count="27" meta:word-count="108" meta:character-count="668" meta:non-whitespace-character-count="587"/>
  </office:meta>
</office:document-meta>
</file>